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7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81cm" svg:height="0.9cm" draw:z-index="0"><draw:image xlink:href="../../odt_eng/images/0111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Quadratic objective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2.281cm" svg:height="1.24cm" draw:z-index="0"><draw:image xlink:href="../../odt_eng/images/0111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implements the integral transformation:</text:p>
            <text:p text:style-name="P5"><draw:frame draw:style-name="fr3" draw:name="Объект1" text:anchor-type="as-char" svg:width="7.902cm" svg:height="2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4">(quadratic objective), where</text:p>
            <text:p text:style-name="Text_20_body"><text:span text:style-name="Основной_20_шрифт_20_абзаца"><text:span text:style-name="T1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is for the i-th element of unit input signal,</text:span></text:span><text:span text:style-name="Основной_20_шрифт_20_абзаца"><text:span text:style-name="T1"><draw:frame draw:style-name="fr3" draw:name="Объект6" text:anchor-type="as-char" svg:width="1.134cm" svg:height="0.549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is for current simulation time,</text:span></text:span><text:span text:style-name="Основной_20_шрифт_20_абзаца"><text:span text:style-name="T1"><draw:frame draw:style-name="fr3" draw:name="Объект3" text:anchor-type="as-char" svg:width="0.577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is for weight coefficients vector element,</text:span></text:span><text:span text:style-name="Основной_20_шрифт_20_абзаца"><text:span text:style-name="T1"><draw:frame draw:style-name="fr3" draw:name="Объект4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is for unit output signal.</text:span></text:span>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3089095224196790967" text:style-name="L1">
              <text:list-item>
                <text:p text:style-name="P7"><text:span text:style-name="Основной_20_шрифт_20_абзаца"><text:span text:style-name="T1">Weight coefficients – weight coefficients vector</text:span></text:span><text:span text:style-name="Основной_20_шрифт_20_абзаца"><text:span text:style-name="T1"><draw:frame draw:style-name="fr3" draw:name="Object3" text:anchor-type="as-char" svg:width="0.482cm" svg:height="0.549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or input vector elements.</text:span></text:span></text:p>
              </text:list-item>
            </text:list>
            <text:p text:style-name="Text_20_body"><text:span text:style-name="Основной_20_шрифт_20_абзаца"><text:span text:style-name="T3">Note</text:span></text:span><text:span text:style-name="Основной_20_шрифт_20_абзаца"><text:span text:style-name="T3">:</text:span></text:span><text:span text:style-name="Основной_20_шрифт_20_абзаца"><text:span text:style-name="T1"> </text:span></text:span><text:span text:style-name="Основной_20_шрифт_20_абзаца"><text:span text:style-name="T1">by default the unit implements the integral transformati</text:span></text:span><text:span text:style-name="Основной_20_шрифт_20_абзаца"><text:span text:style-name="T1">on of a scalar input signal with unitary weight coefficient</text:span></text:span><text:span text:style-name="Основной_20_шрифт_20_абзаца"><text:span text:style-name="T1">:</text:span></text:span></text:p>
            <text:p text:style-name="P5"><draw:frame draw:style-name="fr3" draw:name="Object1" text:anchor-type="as-char" svg:width="4.307cm" svg:height="1.40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p text:style-name="P4">Variant of integral transformation for input vector with dimension 3:</text:p>
            <text:p text:style-name="P5"><draw:frame draw:style-name="fr3" draw:name="Object2" text:anchor-type="as-char" svg:width="10.305cm" svg:height="1.40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Функционал квадратичный</dc:title>
    <meta:creation-date>2012-04-18T10:59:00Z</meta:creation-date>
    <dc:date>2012-04-25T10:08:33.16</dc:date>
    <meta:editing-cycles>8</meta:editing-cycles>
    <meta:editing-duration>PT6H29M31S</meta:editing-duration>
    <meta:document-statistic meta:table-count="1" meta:image-count="2" meta:object-count="8" meta:page-count="1" meta:paragraph-count="16" meta:word-count="83" meta:character-count="559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11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frac>
            <mn>1</mn>
            <mi>T</mi>
          </mfrac>
          <mo stretchy="false">⋅</mo>
          <mrow>
            <munderover>
              <mo stretchy="false">∫</mo>
              <mn>0</mn>
              <mi>T</mi>
            </munderover>
            <mrow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i>n</mi>
                </munderover>
                <mrow>
                  <msup>
                    <mrow>
                      <mo stretchy="false">[</mo>
                      <mrow>
                        <msub>
                          <mi>u</mi>
                          <mi>i</mi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⋅</mo>
                          <msub>
                            <mi>a</mi>
                            <mi>i</mi>
                          </msub>
                        </mrow>
                      </mrow>
                      <mo stretchy="false">]</mo>
                    </mrow>
                    <mn>2</mn>
                  </msup>
                </mrow>
              </mrow>
              <mi mathvariant="italic">dt</mi>
            </mrow>
          </mrow>
        </mrow>
      </mrow>
    </mrow>
    <annotation encoding="StarMath 5.0">y(t) = 1 over T cdot int from 0 to T
{sum from {i=1} to n {[u_i(t) cdot a_i]^2} dt}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row>
        <mi>T</mi>
        <mo stretchy="false">=</mo>
        <mi>t</mi>
      </mrow>
    </mrow>
    <annotation encoding="StarMath 5.0">T = t</annotation>
  </semantics>
</math>
</file>

<file path=Object 4/content.xml><?xml version="1.0" encoding="utf-8"?>
<math xmlns="http://www.w3.org/1998/Math/MathML">
  <semantics>
    <mrow>
      <msub>
        <mi>a</mi>
        <mi>i</mi>
      </msub>
    </mrow>
    <annotation encoding="StarMath 5.0">a_i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frac>
            <mn>1</mn>
            <mi>T</mi>
          </mfrac>
          <mo stretchy="false">⋅</mo>
          <mrow>
            <munderover>
              <mo stretchy="false">∫</mo>
              <mn>0</mn>
              <mi>T</mi>
            </munderover>
            <mrow>
              <msup>
                <mrow>
                  <mo stretchy="false">[</mo>
                  <mrow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o stretchy="false">]</mo>
                </mrow>
                <mn>2</mn>
              </msup>
            </mrow>
          </mrow>
        </mrow>
      </mrow>
      <mi mathvariant="italic">dt</mi>
    </mrow>
    <annotation encoding="StarMath 5.0">y(t) = 1 over T cdot int from 0 to T
{[u(t)]^2} dt</annotation>
  </semantics>
</math>
</file>

<file path=Object 8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frac>
            <mn>1</mn>
            <mi>T</mi>
          </mfrac>
          <mo stretchy="false">⋅</mo>
          <mrow>
            <munderover>
              <mo stretchy="false">∫</mo>
              <mn>0</mn>
              <mi>T</mi>
            </munderover>
            <mrow>
              <mfenced open="(" close=")">
                <mrow>
                  <mrow>
                    <mrow>
                      <msup>
                        <mrow>
                          <mo stretchy="false">[</mo>
                          <mrow>
                            <mrow>
                              <msub>
                                <mi>a</mi>
                                <mn>1</mn>
                              </msub>
                              <mo stretchy="false">⋅</mo>
                              <msub>
                                <mi>u</mi>
                                <mn>1</mn>
                              </msub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]</mo>
                        </mrow>
                        <mn>2</mn>
                      </msup>
                      <mo stretchy="false">+</mo>
                      <msup>
                        <mrow>
                          <mo stretchy="false">[</mo>
                          <mrow>
                            <mrow>
                              <msub>
                                <mi>a</mi>
                                <mn>2</mn>
                              </msub>
                              <mo stretchy="false">⋅</mo>
                              <msub>
                                <mi>u</mi>
                                <mn>2</mn>
                              </msub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]</mo>
                        </mrow>
                        <mn>2</mn>
                      </msup>
                    </mrow>
                    <mo stretchy="false">+</mo>
                    <msup>
                      <mrow>
                        <mo stretchy="false">[</mo>
                        <mrow>
                          <mrow>
                            <msub>
                              <mi>a</mi>
                              <mn>3</mn>
                            </msub>
                            <mo stretchy="false">⋅</mo>
                            <msub>
                              <mi>u</mi>
                              <mn>3</mn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  <mn>2</mn>
                    </msup>
                  </mrow>
                </mrow>
              </mfenced>
            </mrow>
          </mrow>
        </mrow>
      </mrow>
      <mi mathvariant="italic">dt</mi>
    </mrow>
    <annotation encoding="StarMath 5.0">y(t) = 1 over T cdot int from 0 to T
{ left ( [a_1 cdot u_1(t)]^2 + [a_2 cdot u_2(t)]^2 + [a_3 cdot u_3(t)]^2 right ) } dt</annotation>
  </semantics>
</math>
</file>